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FILET_5f_POINTILLES">
      <style:text-properties officeooo:paragraph-rsid="012e2781"/>
    </style:style>
    <style:style style:name="P4" style:family="paragraph" style:parent-style-name="FILET_5f_POINTILLES">
      <style:text-properties officeooo:paragraph-rsid="016229c9"/>
    </style:style>
    <style:style style:name="P5" style:family="paragraph" style:parent-style-name="FILET_5f_POINTILLES">
      <style:text-properties officeooo:paragraph-rsid="016294cf"/>
    </style:style>
    <style:style style:name="P6" style:family="paragraph" style:parent-style-name="FILET_5f_POINTILLES">
      <style:text-properties style:use-window-font-color="true" loext:opacity="0%" fo:font-weight="bold" officeooo:rsid="016294cf" officeooo:paragraph-rsid="016294cf" style:font-weight-asian="bold" style:font-weight-complex="bold"/>
    </style:style>
    <style:style style:name="P7" style:family="paragraph" style:parent-style-name="_5f_Paragraphe_20_livret_20_">
      <style:text-properties officeooo:rsid="01693021" officeooo:paragraph-rsid="01693021"/>
    </style:style>
    <style:style style:name="P8" style:family="paragraph" style:parent-style-name="_5f_Paragraphe_20_livret_20_">
      <style:text-properties fo:font-weight="bold" officeooo:rsid="016294cf" officeooo:paragraph-rsid="016294cf" style:font-weight-asian="bold" style:font-weight-complex="bold"/>
    </style:style>
    <style:style style:name="P9" style:family="paragraph" style:parent-style-name="_5f_Footer_20_page_20_paire_20__28_G_29_">
      <style:text-properties officeooo:paragraph-rsid="02cdb06c"/>
    </style:style>
    <style:style style:name="P10" style:family="paragraph" style:parent-style-name="_5f_Footer_20_page_20_paire_20__28_G_29_"/>
    <style:style style:name="P1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3" style:family="paragraph" style:parent-style-name="_5f_Paragraphe_20_énoncé_20_après_20_numéro_20_question" style:list-style-name=""/>
    <style:style style:name="P14" style:family="paragraph" style:parent-style-name="_5f_Paragraphe_20_énoncé_20_après_20_numéro_20_question" style:list-style-name="">
      <style:text-properties fo:font-weight="bold" officeooo:rsid="016294cf" officeooo:paragraph-rsid="016294cf" style:font-weight-asian="bold" style:font-weight-complex="bold"/>
    </style:style>
    <style:style style:name="P15" style:family="paragraph" style:parent-style-name="_5f_Titre_20_d_27_exercices_20_livret_20_sans_20_titre_20_avec_20_num_20_exo" style:master-page-name="_5f_Fiche_20_éditeur_20_page_20_paire_20__28_G_29_">
      <style:paragraph-properties style:page-number="auto"/>
    </style:style>
    <style:style style:name="P16" style:family="paragraph" style:parent-style-name="_5f_Titre_20_d_27_exercices_20_livret_20_sans_20_titre_20_avec_20_num_20_exo">
      <style:text-properties officeooo:paragraph-rsid="016294cf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2a6099"/>
      <style:paragraph-properties fo:text-align="center"/>
    </style:style>
    <style:style style:name="P2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solid" draw:fill-color="#7fb241"/>
    </style:style>
    <style:style style:name="P23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officeooo:rsid="01738415"/>
    </style:style>
    <style:style style:name="T2" style:family="text">
      <style:text-properties style:use-window-font-color="true" loext:opacity="0%" fo:font-weight="normal" officeooo:rsid="0162e483" style:font-weight-asian="normal" style:font-weight-complex="normal"/>
    </style:style>
    <style:style style:name="T3" style:family="text">
      <style:text-properties style:use-window-font-color="true" loext:opacity="0%" fo:font-weight="bold" officeooo:rsid="016294cf" style:font-weight-asian="bold" style:font-weight-complex="bold"/>
    </style:style>
    <style:style style:name="T4" style:family="text">
      <style:text-properties style:use-window-font-color="true" loext:opacity="0%" fo:font-weight="bold" officeooo:rsid="0162e483" style:font-weight-asian="bold" style:font-weight-complex="bold"/>
    </style:style>
    <style:style style:name="T5" style:family="text">
      <style:text-properties style:use-window-font-color="true" loext:opacity="0%" style:font-name="Bitstream Vera Sans4" fo:font-size="10pt" fo:font-weight="bold" officeooo:rsid="016294cf" style:font-weight-asian="bold" style:font-weight-complex="bold"/>
    </style:style>
    <style:style style:name="T6" style:family="text">
      <style:text-properties officeooo:rsid="0119dfdc"/>
    </style:style>
    <style:style style:name="T7" style:family="text">
      <style:text-properties fo:font-weight="bold" officeooo:rsid="012b3e4d" style:font-weight-asian="bold" style:font-weight-complex="bold"/>
    </style:style>
    <style:style style:name="T8" style:family="text">
      <style:text-properties fo:font-weight="normal" officeooo:rsid="0119dfdc" style:font-weight-asian="normal" style:font-weight-complex="normal"/>
    </style:style>
    <style:style style:name="T9" style:family="text">
      <style:text-properties officeooo:rsid="016294cf"/>
    </style:style>
    <style:style style:name="T10" style:family="text">
      <style:text-properties officeooo:rsid="01693021"/>
    </style:style>
    <style:style style:name="T11" style:family="text">
      <style:text-properties fo:color="#000000" loext:opacity="100%" style:font-name="Bitstream Vera Sans3" fo:font-size="10pt" fo:font-style="normal" fo:font-weight="normal" officeooo:rsid="01693021"/>
    </style:style>
    <style:style style:name="T12" style:family="text">
      <style:text-properties officeooo:rsid="0171d611"/>
    </style:style>
    <style:style style:name="T13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cm" svg:stroke-color="#000000" draw:marker-start-width="0.39cm" draw:marker-end="Arrow_20_concave" draw:marker-end-width="0.22cm" draw:textarea-horizontal-align="center" draw:textarea-vertical-align="middle" fo:padding-top="0.014cm" fo:padding-bottom="0.014cm" fo:padding-left="0.014cm" fo:padding-right="0.014cm" style:run-through="foreground"/>
    </style:style>
    <style:style style:name="gr3" style:family="graphic">
      <style:graphic-properties svg:stroke-width="0.03cm" svg:stroke-color="#000000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/>
    </style:style>
    <style:style style:name="gr4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5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41cm" svg:stroke-color="#d3802c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tyle:run-through="foreground"/>
    </style:style>
    <style:style style:name="gr13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2.835cm" fo:min-width="6.874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0.49cm" fo:min-width="3.697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2.053cm" fo:min-width="2.639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1.272cm" fo:min-width="1.577cm" fo:padding-top="0.146cm" fo:padding-bottom="0.146cm" fo:padding-left="0.27cm" fo:padding-right="0.27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0.25cm" fo:min-width="2.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1.63cm" fo:min-width="3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svg:stroke-width="0.049cm" svg:stroke-color="#d3802c" draw:marker-start-width="0.42cm" draw:marker-end-width="0.42cm" draw:fill="none" draw:textarea-vertical-align="middle" draw:auto-grow-height="false" fo:min-height="2.411cm" fo:min-width="1.143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12" draw:name="Shape3_4" draw:style-name="gr5" draw:text-style-name="P19" svg:x1="14.637cm" svg:y1="1.189cm" svg:x2="21.996cm" svg:y2="1.145cm">
        <text:p/>
      </draw:line>
      <text:section text:style-name="Sect1" text:name="Section1">
        <text:list xml:id="list1254078797" text:style-name="_5f_Numérotation_20_des_20_exercices_20_livrets">
          <text:list-item>
            <text:h text:style-name="P15" text:outline-level="1"><text:soft-page-break/><text:span text:style-name="T11">Une entreprise doit clôturer l’ensemble de la propriété ci-dessous. Détermine, à l’aide de ta règle graduée, une valeur approchée du <text:s/>périmètre de la figure, en centimètre.</text:span> <text:span text:style-name="T10">Puis utilise l’échelle pour calculer la lo</text:span><text:span text:style-name="T12">n</text:span><text:span text:style-name="T10">gueur réelle de la clôture.</text:span></text:h>
          </text:list-item>
        </text:list>
        <text:p text:style-name="_5f_Paragraphe_20_livret_20_"><draw:g text:anchor-type="paragraph" draw:z-index="3" draw:name="DrawObject1" draw:style-name="gr1"><draw:g draw:name="Shape23_0" draw:style-name="gr12"><draw:g draw:style-name="gr12"><draw:custom-shape draw:style-name="gr13" draw:text-style-name="P23" svg:width="7.414cm" svg:height="3.128cm" svg:x="1.095cm" svg:y="-0.111cm"><text:p/><draw:enhanced-geometry svg:viewBox="0 0 21600 21600" draw:type="rectangle" draw:enhanced-path="M 0 0 L 21600 0 21600 21600 0 21600 0 0 Z N"/></draw:custom-shape><draw:custom-shape draw:style-name="gr14" draw:text-style-name="P23" svg:width="4.238cm" svg:height="0.784cm" svg:x="1.107cm" svg:y="2.988cm"><text:p/><draw:enhanced-geometry svg:viewBox="0 0 21600 21600" draw:type="rectangle" draw:enhanced-path="M 0 0 L 21600 0 21600 21600 0 21600 0 0 Z N"/></draw:custom-shape><draw:custom-shape draw:style-name="gr15" draw:text-style-name="P23" svg:width="3.179cm" svg:height="2.347cm" svg:x="5.337cm" svg:y="2.981cm"><text:p/><draw:enhanced-geometry svg:viewBox="0 0 21600 21600" draw:type="rectangle" draw:enhanced-path="M 0 0 L 21600 0 21600 21600 0 21600 0 0 Z N"/></draw:custom-shape><draw:custom-shape draw:style-name="gr16" draw:text-style-name="P25" svg:width="2.117cm" svg:height="1.565cm" svg:x="5.879cm" svg:y="3.367cm"><text:p text:style-name="P24"><text:span text:style-name="T14">Piscine</text:span></text:p><draw:enhanced-geometry svg:viewBox="0 0 21600 21600" draw:type="rectangle" draw:enhanced-path="M 0 0 L 21600 0 21600 21600 0 21600 0 0 Z N"/></draw:custom-shape><draw:custom-shape draw:style-name="gr17" draw:text-style-name="P27" svg:width="2.701cm" svg:height="0.502cm" svg:x="2.042cm" svg:y="3.154cm"><text:p text:style-name="P26"><text:span text:style-name="T15">Verger</text:span></text:p><draw:enhanced-geometry svg:viewBox="0 0 21600 21600" draw:type="rectangle" draw:enhanced-path="M 0 0 L 21600 0 21600 21600 0 21600 0 0 Z N"/></draw:custom-shape></draw:g></draw:g><draw:custom-shape draw:name="Shape4_0" draw:style-name="gr18" draw:text-style-name="P29" svg:width="3.737cm" svg:height="1.881cm" svg:x="4.356cm" svg:y="0.662cm"><text:p text:style-name="P28"><text:span text:style-name="T16">Maison</text:span></text:p><draw:enhanced-geometry svg:viewBox="0 0 21600 21600" draw:type="rectangle" draw:enhanced-path="M 0 0 L 21600 0 21600 21600 0 21600 0 0 Z N"/></draw:custom-shap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7">Échelle : 1 cm : 1 m.</text:p>
        <text:p text:style-name="P4">………………………………………………………………….</text:p>
        <text:p text:style-name="P4">………………………………………………………………….</text:p>
        <text:p text:style-name="P4">………………………………………………………………….</text:p>
        <text:p text:style-name="P4">………………………………………………………………….</text:p>
        <text:p text:style-name="P4">………………………………………………………………….</text:p>
        <text:p text:style-name="P4">………………………………………………………………….</text:p>
        <text:list xml:id="list160424335849008" text:continue-numbering="true" text:style-name="_5f_Numérotation_20_des_20_exercices_20_livrets">
          <text:list-item>
            <text:h text:style-name="_5f_Titre_20_d_27_exercices_20_livret_20_sans_20_titre_20_avec_20_num_20_exo" text:outline-level="1"><text:span text:style-name="T9">Voici quatre figures</text:span> :</text:h>
          </text:list-item>
        </text:list>
        <text:section text:style-name="Sect2" text:name="Section2">
          <text:p text:style-name="P14"><draw:custom-shape text:anchor-type="paragraph" draw:z-index="2" draw:name="Shape7_0" draw:style-name="gr19" draw:text-style-name="P30" svg:width="3.148cm" svg:height="7.367cm" svg:x="5.392cm" svg:y="-0.10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g text:anchor-type="char" draw:z-index="11" draw:name="Shape24" draw:style-name="gr6"><draw:line draw:style-name="gr7" draw:text-style-name="P20" svg:x1="-0.505cm" svg:y1="2.76cm" svg:x2="1.959cm" svg:y2="0.284cm"><text:p/></draw:line><draw:line draw:style-name="gr7" draw:text-style-name="P20" svg:x1="-0.505cm" svg:y1="2.76cm" svg:x2="4.241cm" svg:y2="1.173cm"><text:p/></draw:line><draw:line draw:style-name="gr7" draw:text-style-name="P20" svg:x1="1.959cm" svg:y1="0.284cm" svg:x2="4.282cm" svg:y2="1.173cm"><text:p/></draw:line></draw:g>Fig.1</text:p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P14">Fig.2</text:p>
          <text:p text:style-name="_5f_Paragraphe_20_livret_20_"><draw:g text:anchor-type="char" draw:z-index="0" draw:name="Shape25" draw:style-name="gr6"><draw:line draw:style-name="gr7" draw:text-style-name="P31" svg:x1="0cm" svg:y1="1.455cm" svg:x2="0cm" svg:y2="-0.044cm"><text:p/></draw:line><draw:line draw:style-name="gr7" draw:text-style-name="P31" svg:x1="0cm" svg:y1="-0.044cm" svg:x2="3cm" svg:y2="-0.044cm"><text:p/></draw:line><draw:line draw:style-name="gr7" draw:text-style-name="P31" svg:x1="0cm" svg:y1="1.456cm" svg:x2="2.501cm" svg:y2="0.75cm"><text:p/></draw:line><draw:line draw:style-name="gr7" draw:text-style-name="P31" svg:x1="2.499cm" svg:y1="0.755cm" svg:x2="3.861cm" svg:y2="2.221cm"><text:p/></draw:line><draw:line draw:style-name="gr7" draw:text-style-name="P31" svg:x1="3cm" svg:y1="-0.044cm" svg:x2="3.852cm" svg:y2="2.2cm"><text:p/></draw:line></draw:g></text:p>
          <text:p text:style-name="_5f_Paragraphe_20_livret_20_"/>
          <text:p text:style-name="_5f_Paragraphe_20_livret_20_"/>
          <text:p text:style-name="P13"/>
          <text:p text:style-name="P14">Fig.3</text:p>
          <text:p text:style-name="_5f_Paragraphe_20_livret_20_"><draw:g text:anchor-type="char" draw:z-index="1" draw:name="Shape26" draw:style-name="gr6"><draw:line draw:style-name="gr7" draw:text-style-name="P20" svg:x1="0.221cm" svg:y1="1.746cm" svg:x2="2.366cm" svg:y2="2.742cm"><text:p/></draw:line><draw:line draw:style-name="gr7" draw:text-style-name="P20" svg:x1="2.374cm" svg:y1="2.732cm" svg:x2="3.733cm" svg:y2="0.647cm"><text:p/></draw:line><draw:line draw:style-name="gr7" draw:text-style-name="P20" svg:x1="0.118cm" svg:y1="-0.023cm" svg:x2="3.729cm" svg:y2="0.647cm"><text:p/></draw:line><draw:line draw:style-name="gr7" draw:text-style-name="P20" svg:x1="0.118cm" svg:y1="-0.023cm" svg:x2="0.195cm" svg:y2="1.743cm"><text:p/></draw:line></draw:g></text:p>
          <text:p text:style-name="_5f_Paragraphe_20_livret_20_"/>
          <text:p text:style-name="P8">Fig.4</text:p>
          <text:p text:style-name="P13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  <text:p text:style-name="_5f_Paragraphe_20_livret_20_"/>
        </text:section>
        <text:p text:style-name="_5f_Paragraphe_20_livret_20_"/>
        <text:p text:style-name="_5f_Paragraphe_20_livret_20_"/>
        <text:p text:style-name="_5f_Paragraphe_20_livret_20_"/>
        <text:p text:style-name="_5f_Paragraphe_20_livret_20_"/>
        <text:list xml:id="list160426109964565" text:continue-numbering="true" text:style-name="_5f_Numérotation_20_des_20_exercices_20_livrets">
          <text:list-item>
            <text:list>
              <text:list-item>
                <text:h text:style-name="P16" text:outline-level="1">Détermine, à l’aide de ta règle graduée, une valeur approchée du périmètre de chaque figure</text:h>
              </text:list-item>
            </text:list>
          </text:list-item>
        </text:list>
        <text:p text:style-name="_5f_Paragraphe_20_livret_20_"/>
        <text:p text:style-name="P6">Fig.1 :</text:p>
        <text:p text:style-name="P5">………………………………………………………………….</text:p>
        <text:p text:style-name="P3">………………………………………………………………….</text:p>
        <text:p text:style-name="P5"><text:span text:style-name="T3">Fig.</text:span><text:span text:style-name="T5">2</text:span><text:span text:style-name="T3"> :</text:span></text:p>
        <text:p text:style-name="P5">…………………………………………………………………</text:p>
        <text:p text:style-name="P5">…………………………………………………………………</text:p>
        <text:p text:style-name="P5"><text:span text:style-name="T3">Fig.</text:span><text:span text:style-name="T5">3</text:span><text:span text:style-name="T3"> :</text:span></text:p>
        <text:p text:style-name="P5">…………………………………………………………………</text:p>
        <text:p text:style-name="P5">…………………………………………………………………</text:p>
        <text:p text:style-name="P5"><text:span text:style-name="T3">Fig.</text:span><text:span text:style-name="T5">4</text:span><text:span text:style-name="T3"> :</text:span></text:p>
        <text:p text:style-name="P5">…………………………………………………………………</text:p>
        <text:p text:style-name="P5">…………………………………………………………………</text:p>
        <text:list xml:id="list160426027732837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draw:g text:anchor-type="paragraph" draw:z-index="14" draw:name="Shape27_1" draw:style-name="gr1"><draw:line draw:name="Shape7_2" draw:style-name="gr2" draw:text-style-name="P17" svg:x1="7.047cm" svg:y1="2.167cm" svg:x2="7.105cm" svg:y2="17.582cm"><text:p/></draw:line><draw:line draw:name="Shape8_2" draw:style-name="gr3" draw:text-style-name="P17" svg:x1="6.789cm" svg:y1="2.158cm" svg:x2="7.267cm" svg:y2="2.158cm"><text:p/></draw:line><draw:frame draw:name="Shape9_2" draw:style-name="gr4" draw:text-style-name="P18" svg:width="0.346cm" svg:height="0.489cm" svg:x="7.341cm" svg:y="2.016cm"><draw:text-box><text:p>0</text:p></draw:text-box></draw:frame></draw:g><text:s/><text:span text:style-name="T6">Avec les figures</text:span><text:span text:style-name="T8"> </text:span><text:span text:style-name="T4">1</text:span><text:span text:style-name="T2">,</text:span><text:span text:style-name="T4"> 2</text:span><text:span text:style-name="T2">, et</text:span><text:span text:style-name="T4"> 3</text:span><text:span text:style-name="T7"> </text:span><text:span text:style-name="T8">de</text:span><text:span text:style-name="T6"> l’exercice, en utilisant le compas, comparer le périmètre de ces trois figures (en reportant les longueurs de leurs côtés sur les demi-droites ci-dessous).</text:span></text:p>
              </text:list-item>
            </text:list>
          </text:list-item>
        </text:list>
        <text:section text:style-name="Sect3" text:name="Section5">
          <text:p text:style-name="Standard"><draw:g text:anchor-type="paragraph" draw:z-index="10" draw:name="Shape27" draw:style-name="gr1"><draw:line draw:name="Shape7" draw:style-name="gr2" draw:text-style-name="P17" svg:x1="1.136cm" svg:y1="0.231cm" svg:x2="1.194cm" svg:y2="15.646cm"><text:p/></draw:line><draw:line draw:name="Shape8" draw:style-name="gr3" draw:text-style-name="P17" svg:x1="0.879cm" svg:y1="0.219cm" svg:x2="1.357cm" svg:y2="0.219cm"><text:p/></draw:line><draw:frame draw:name="Shape9" draw:style-name="gr4" draw:text-style-name="P18" svg:width="0.346cm" svg:height="0.489cm" svg:x="1.43cm" svg:y="0.078cm"><draw:text-box><text:p>0</text:p></draw:text-box></draw:frame></draw:g></text:p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><draw:g text:anchor-type="paragraph" draw:z-index="13" draw:name="Shape27_0" draw:style-name="gr1"><draw:line draw:name="Shape7_1" draw:style-name="gr2" draw:text-style-name="P17" svg:x1="1.256cm" svg:y1="0.317cm" svg:x2="1.314cm" svg:y2="15.732cm"><text:p/></draw:line><draw:line draw:name="Shape8_1" draw:style-name="gr3" draw:text-style-name="P17" svg:x1="0.998cm" svg:y1="0.307cm" svg:x2="1.476cm" svg:y2="0.307cm"><text:p/></draw:line><draw:frame draw:name="Shape9_1" draw:style-name="gr4" draw:text-style-name="P18" svg:width="0.346cm" svg:height="0.489cm" svg:x="1.55cm" svg:y="0.166cm"><draw:text-box><text:p>0</text:p></draw:text-box></draw:frame></draw:g></text:p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traine-toi" style:family="text">
      <style:text-properties fo:color="#808080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/>
    </style:style>
    <style:style style:name="Enonce_5f_Niv2" style:display-name="Enonce_Niv2" style:family="text">
      <style:text-properties fo:color="#0066ff" loext:opacity="100%" style:font-name="Bitstream Vera Sans2" fo:font-family="'Bitstream Vera Sans'" style:font-style-name="Gras" style:font-family-generic="swiss" style:font-pitch="variable" fo:font-size="9pt" fo:font-weight="bold" officeooo:rsid="0019262b" fo:background-color="transparent" style:font-size-asian="10.5pt" loext:padding-left="0.079cm" loext:padding-right="0.101cm" loext:padding-top="0cm" loext:padding-bottom="0cm" loext:border="none" loext:shadow="none"/>
    </style:style>
    <style:style style:name="_5f_Numéros_20_second_20_de_20_s_27_entraîner" style:display-name="_Numéros second de s'entraîner" style:family="text">
      <style:text-properties fo:color="#000000" loext:opacity="100%" fo:font-size="9pt" fo:text-shadow="none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2b2b2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Enonce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Enonce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 %1% 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738415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19.5cm" fo:page-height="27cm" style:num-format="1" style:print-orientation="portrait" fo:margin-top="0.801cm" fo:margin-bottom="0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9cm" style:color="#004586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blanche" style:page-layout-name="Mpm10" draw:style-name="Mdp2" style:next-style-name="Left_20_Page"/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7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8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9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4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5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6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6"><text:span text:style-name="MT2"><text:s text:c="16"/>Périmètres </text:span>: <text:span text:style-name="MT2">Mesurer, reporter</text:span> </text:p>
      </style:header>
      <style:footer>
        <text:h text:style-name="MP7" text:outline-level="1"><text:span text:style-name="MT2">Périmètres</text:span> : <text:span text:style-name="MT2">Reporter, mesurer</text:span> 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_5f_Header_20_page_20_paire_20__28_G_29_"><text:s text:c="2"/>: </text:p>
      </style:header>
      <style:footer>
        <text:h text:style-name="MP8" text:outline-level="1">:</text:h>
      </style:footer>
      <style:footer-left>
        <text:p text:style-name="MP9">Série 2 :<text:tab/> <text:s text:c="87"/>Chapitre G? : ...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T7H55M13S</meta:editing-duration>
    <meta:editing-cycles>109</meta:editing-cycles>
    <meta:generator>LibreOffice/7.4.3.2$Windows_X86_64 LibreOffice_project/1048a8393ae2eeec98dff31b5c133c5f1d08b890</meta:generator>
    <dc:date>2024-11-12T16:04:23.867000000</dc:date>
    <meta:document-statistic meta:table-count="0" meta:image-count="0" meta:object-count="0" meta:page-count="2" meta:paragraph-count="36" meta:word-count="145" meta:character-count="1193" meta:non-whitespace-character-count="962"/>
    <meta:template xlink:type="simple" xlink:actuate="onRequest" xlink:title="cahier_M" xlink:href="../cahier_M.ott" meta:date="2020-12-21T12:40:50.778118149"/>
  </office:meta>
</office:document-meta>
</file>